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7f50"/>
      <style:text-properties fo:color="#cc0000"/>
    </style:style>
    <style:style style:name="ce4" style:family="table-cell" style:parent-style-name="Default">
      <style:table-cell-properties fo:background-color="#adff2f"/>
      <style:text-properties fo:color="#cc0000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7f50"/>
      <style:text-properties fo:color="#336600"/>
    </style:style>
    <style:style style:name="ce8" style:family="table-cell" style:parent-style-name="Default">
      <style:table-cell-properties fo:background-color="#adff2f"/>
    </style:style>
    <style:style style:name="ce9" style:family="table-cell" style:parent-style-name="Default">
      <style:table-cell-properties fo:background-color="#ff7f50"/>
    </style:style>
    <style:style style:name="ce10" style:family="table-cell" style:parent-style-name="Default">
      <style:table-cell-properties fo:background-color="#adff2f"/>
      <style:text-properties fo:color="#336600" style:text-underline-style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color="#336600"/>
    </style:style>
    <style:style style:name="ce12" style:family="table-cell" style:parent-style-name="Default">
      <style:table-cell-properties fo:background-color="#adff2f"/>
      <style:text-properties fo:color="#336600"/>
    </style:style>
    <style:style style:name="ce13" style:family="table-cell" style:parent-style-name="Default">
      <style:text-properties style:use-window-font-color="true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lementer -&gt;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Algorymer V</text:p>
          </table:table-cell>
          <table:table-cell office:value-type="string" calcext:value-type="string">
            <text:p>Average case 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Selection Sort</text:p>
          </table:table-cell>
          <table:table-cell office:value-type="string" calcext:value-type="string">
            <text:p>O(n<text:span text:style-name="T1">2</text:span>)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table:style-name="ce3" office:value-type="float" office:value="0.5936188" calcext:value-type="float">
            <text:p>0.5936188</text:p>
          </table:table-cell>
          <table:table-cell table:style-name="ce3" office:value-type="float" office:value="2.9432202" calcext:value-type="float">
            <text:p>2.9432202</text:p>
          </table:table-cell>
          <table:table-cell table:style-name="ce3" office:value-type="float" office:value="9.7824937" calcext:value-type="float">
            <text:p>9.7824937</text:p>
          </table:table-cell>
          <table:table-cell table:style-name="ce3" office:value-type="float" office:value="232.2031579" calcext:value-type="float">
            <text:p>232.2031579</text:p>
          </table:table-cell>
          <table:table-cell table:style-name="ce3" office:value-type="float" office:value="949.6245415" calcext:value-type="float">
            <text:p>949.6245415</text:p>
          </table:table-cell>
          <table:table-cell table:style-name="ce3" office:value-type="float" office:value="23683.7483996" calcext:value-type="float">
            <text:p>23683.7483996</text:p>
          </table:table-cell>
        </table:table-row>
        <table:table-row table:style-name="ro1">
          <table:table-cell office:value-type="string" calcext:value-type="string">
            <text:p>Stigende</text:p>
          </table:table-cell>
          <table:table-cell/>
          <table:table-cell table:style-name="ce4" office:value-type="float" office:value="0.1316821" calcext:value-type="float">
            <text:p>0.1316821</text:p>
          </table:table-cell>
          <table:table-cell table:style-name="ce5" office:value-type="float" office:value="2.4115822" calcext:value-type="float">
            <text:p>2.4115822</text:p>
          </table:table-cell>
          <table:table-cell table:style-name="ce5" office:value-type="float" office:value="9.9794641" calcext:value-type="float">
            <text:p>9.9794641</text:p>
          </table:table-cell>
          <table:table-cell table:style-name="ce4" office:value-type="float" office:value="114.4041562" calcext:value-type="float">
            <text:p>114.4041562</text:p>
          </table:table-cell>
          <table:table-cell table:style-name="ce4" office:value-type="float" office:value="477.4908113" calcext:value-type="float">
            <text:p>477.4908113</text:p>
          </table:table-cell>
          <table:table-cell table:style-name="ce4" office:value-type="float" office:value="23120.994175" calcext:value-type="float">
            <text:p>23120.994175</text:p>
          </table:table-cell>
        </table:table-row>
        <table:table-row table:style-name="ro1">
          <table:table-cell office:value-type="string" calcext:value-type="string">
            <text:p>Synkende</text:p>
          </table:table-cell>
          <table:table-cell/>
          <table:table-cell table:style-name="ce5" office:value-type="float" office:value="0.2790757" calcext:value-type="float">
            <text:p>0.2790757</text:p>
          </table:table-cell>
          <table:table-cell table:style-name="ce4" office:value-type="float" office:value="1.9669224" calcext:value-type="float">
            <text:p>1.9669224</text:p>
          </table:table-cell>
          <table:table-cell table:style-name="ce4" office:value-type="float" office:value="7.2817934" calcext:value-type="float">
            <text:p>7.2817934</text:p>
          </table:table-cell>
          <table:table-cell table:style-name="ce5" office:value-type="float" office:value="146.3382011" calcext:value-type="float">
            <text:p>146.3382011</text:p>
          </table:table-cell>
          <table:table-cell table:style-name="ce5" office:value-type="float" office:value="714.1847827" calcext:value-type="float">
            <text:p>714.1847827</text:p>
          </table:table-cell>
          <table:table-cell table:style-name="ce5" office:value-type="float" office:value="25696.1515641" calcext:value-type="float">
            <text:p>25696.1515641</text:p>
          </table:table-cell>
        </table:table-row>
        <table:table-row table:style-name="ro1"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office:value-type="string" calcext:value-type="string">
            <text:p>Insertion Sort</text:p>
          </table:table-cell>
          <table:table-cell office:value-type="string" calcext:value-type="string">
            <text:p>O(n<text:span text:style-name="T1">2</text:span>)</text:p>
          </table:table-cell>
          <table:table-cell table:style-name="ce6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table:style-name="ce7" office:value-type="float" office:value="0.0063872" calcext:value-type="float">
            <text:p>0.0063872</text:p>
          </table:table-cell>
          <table:table-cell table:style-name="ce7" office:value-type="float" office:value="0.0250446" calcext:value-type="float">
            <text:p>0.0250446</text:p>
          </table:table-cell>
          <table:table-cell table:style-name="ce7" office:value-type="float" office:value="0.0489171" calcext:value-type="float">
            <text:p>0.0489171</text:p>
          </table:table-cell>
          <table:table-cell table:style-name="ce7" office:value-type="float" office:value="0.2358927" calcext:value-type="float">
            <text:p>0.2358927</text:p>
          </table:table-cell>
          <table:table-cell table:style-name="ce7" office:value-type="float" office:value="0.639451" calcext:value-type="float">
            <text:p>0.639451</text:p>
          </table:table-cell>
          <table:table-cell table:style-name="ce7" office:value-type="float" office:value="1.0525586" calcext:value-type="float">
            <text:p>1.0525586</text:p>
          </table:table-cell>
        </table:table-row>
        <table:table-row table:style-name="ro1">
          <table:table-cell office:value-type="string" calcext:value-type="string">
            <text:p>Stigende</text:p>
          </table:table-cell>
          <table:table-cell/>
          <table:table-cell table:style-name="ce8" office:value-type="float" office:value="0.0060961" calcext:value-type="float">
            <text:p>0.0060961</text:p>
          </table:table-cell>
          <table:table-cell table:style-name="ce8" office:value-type="float" office:value="0.0238421" calcext:value-type="float">
            <text:p>0.0238421</text:p>
          </table:table-cell>
          <table:table-cell office:value-type="float" office:value="0.0471226" calcext:value-type="float">
            <text:p>0.0471226</text:p>
          </table:table-cell>
          <table:table-cell table:style-name="ce8" office:value-type="float" office:value="0.2459304" calcext:value-type="float">
            <text:p>0.2459304</text:p>
          </table:table-cell>
          <table:table-cell office:value-type="float" office:value="0.4030219" calcext:value-type="float">
            <text:p>0.4030219</text:p>
          </table:table-cell>
          <table:table-cell office:value-type="float" office:value="1.2596294" calcext:value-type="float">
            <text:p>1.2596294</text:p>
          </table:table-cell>
        </table:table-row>
        <table:table-row table:style-name="ro1">
          <table:table-cell office:value-type="string" calcext:value-type="string">
            <text:p>Synkende</text:p>
          </table:table-cell>
          <table:table-cell/>
          <table:table-cell office:value-type="float" office:value="0.0062381" calcext:value-type="float">
            <text:p>0.0062381</text:p>
          </table:table-cell>
          <table:table-cell office:value-type="float" office:value="0.0242749" calcext:value-type="float">
            <text:p>0.0242749</text:p>
          </table:table-cell>
          <table:table-cell table:style-name="ce12" office:value-type="float" office:value="0.0468226" calcext:value-type="float">
            <text:p>0.0468226</text:p>
          </table:table-cell>
          <table:table-cell office:value-type="float" office:value="0.4180978" calcext:value-type="float">
            <text:p>0.4180978</text:p>
          </table:table-cell>
          <table:table-cell table:style-name="ce12" office:value-type="float" office:value="0.2328832" calcext:value-type="float">
            <text:p>0.2328832</text:p>
          </table:table-cell>
          <table:table-cell table:style-name="ce12" office:value-type="float" office:value="0.0393351" calcext:value-type="float">
            <text:p>0.03933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string" calcext:value-type="string">
            <text:p>O(n log(n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table:style-name="ce9" office:value-type="float" office:value="0.0493025" calcext:value-type="float">
            <text:p>0.0493025</text:p>
          </table:table-cell>
          <table:table-cell table:style-name="ce9" office:value-type="float" office:value="0.1249891" calcext:value-type="float">
            <text:p>0.1249891</text:p>
          </table:table-cell>
          <table:table-cell table:style-name="ce9" office:value-type="float" office:value="0.1816358" calcext:value-type="float">
            <text:p>0.1816358</text:p>
          </table:table-cell>
          <table:table-cell table:style-name="ce9" office:value-type="float" office:value="2.8169483" calcext:value-type="float">
            <text:p>2.8169483</text:p>
          </table:table-cell>
          <table:table-cell table:style-name="ce9" office:value-type="float" office:value="3.0817617" calcext:value-type="float">
            <text:p>3.0817617</text:p>
          </table:table-cell>
          <table:table-cell table:style-name="ce9" office:value-type="float" office:value="8.3953074" calcext:value-type="float">
            <text:p>8.3953074</text:p>
          </table:table-cell>
        </table:table-row>
        <table:table-row table:style-name="ro1">
          <table:table-cell office:value-type="string" calcext:value-type="string">
            <text:p>Stigende</text:p>
          </table:table-cell>
          <table:table-cell/>
          <table:table-cell office:value-type="float" office:value="0.0390346" calcext:value-type="float">
            <text:p>0.0390346</text:p>
          </table:table-cell>
          <table:table-cell office:value-type="float" office:value="0.0326694" calcext:value-type="float">
            <text:p>0.0326694</text:p>
          </table:table-cell>
          <table:table-cell office:value-type="float" office:value="0.0728458" calcext:value-type="float">
            <text:p>0.0728458</text:p>
          </table:table-cell>
          <table:table-cell office:value-type="float" office:value="1.6290034" calcext:value-type="float">
            <text:p>1.6290034</text:p>
          </table:table-cell>
          <table:table-cell office:value-type="float" office:value="0.5144677" calcext:value-type="float">
            <text:p>0.5144677</text:p>
          </table:table-cell>
          <table:table-cell office:value-type="float" office:value="2.0189802" calcext:value-type="float">
            <text:p>2.0189802</text:p>
          </table:table-cell>
        </table:table-row>
        <table:table-row table:style-name="ro1">
          <table:table-cell office:value-type="string" calcext:value-type="string">
            <text:p>Synkende</text:p>
          </table:table-cell>
          <table:table-cell/>
          <table:table-cell table:style-name="ce8" office:value-type="float" office:value="0.0258898" calcext:value-type="float">
            <text:p>0.0258898</text:p>
          </table:table-cell>
          <table:table-cell table:style-name="ce8" office:value-type="float" office:value="0.032481" calcext:value-type="float">
            <text:p>0.032481</text:p>
          </table:table-cell>
          <table:table-cell table:style-name="ce8" office:value-type="float" office:value="0.0703621" calcext:value-type="float">
            <text:p>0.0703621</text:p>
          </table:table-cell>
          <table:table-cell table:style-name="ce8" office:value-type="float" office:value="1.4776067" calcext:value-type="float">
            <text:p>1.4776067</text:p>
          </table:table-cell>
          <table:table-cell table:style-name="ce8" office:value-type="float" office:value="0.514392" calcext:value-type="float">
            <text:p>0.514392</text:p>
          </table:table-cell>
          <table:table-cell table:style-name="ce8" office:value-type="float" office:value="1.5469047" calcext:value-type="float">
            <text:p>1.54690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cket S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O(n+k)</text:p>
          </table:table-cell>
          <table:table-cell table:style-name="ce9" office:value-type="float" office:value="0.0147371" calcext:value-type="float">
            <text:p>0.0147371</text:p>
          </table:table-cell>
          <table:table-cell table:style-name="ce9" office:value-type="float" office:value="0.0578251" calcext:value-type="float">
            <text:p>0.0578251</text:p>
          </table:table-cell>
          <table:table-cell table:style-name="ce9" office:value-type="float" office:value="0.1150385" calcext:value-type="float">
            <text:p>0.1150385</text:p>
          </table:table-cell>
          <table:table-cell table:style-name="ce9" office:value-type="float" office:value="0.8179619" calcext:value-type="float">
            <text:p>0.8179619</text:p>
          </table:table-cell>
          <table:table-cell table:style-name="ce9" office:value-type="float" office:value="1.7326118" calcext:value-type="float">
            <text:p>1.7326118</text:p>
          </table:table-cell>
          <table:table-cell office:value-type="float" office:value="2.532879" calcext:value-type="float">
            <text:p>2.532879</text:p>
          </table:table-cell>
        </table:table-row>
        <table:table-row table:style-name="ro1">
          <table:table-cell office:value-type="string" calcext:value-type="string">
            <text:p>Stigende</text:p>
          </table:table-cell>
          <table:table-cell/>
          <table:table-cell table:style-name="ce8" office:value-type="float" office:value="0.0101509" calcext:value-type="float">
            <text:p>0.0101509</text:p>
          </table:table-cell>
          <table:table-cell table:style-name="ce8" office:value-type="float" office:value="0.0493161" calcext:value-type="float">
            <text:p>0.0493161</text:p>
          </table:table-cell>
          <table:table-cell office:value-type="float" office:value="0.1011838" calcext:value-type="float">
            <text:p>0.1011838</text:p>
          </table:table-cell>
          <table:table-cell table:style-name="ce8" office:value-type="float" office:value="0.5450267" calcext:value-type="float">
            <text:p>0.5450267</text:p>
          </table:table-cell>
          <table:table-cell office:value-type="float" office:value="0.5131426" calcext:value-type="float">
            <text:p>0.5131426</text:p>
          </table:table-cell>
          <table:table-cell table:style-name="ce9" office:value-type="float" office:value="3.205591" calcext:value-type="float">
            <text:p>3.205591</text:p>
          </table:table-cell>
        </table:table-row>
        <table:table-row table:style-name="ro1">
          <table:table-cell office:value-type="string" calcext:value-type="string">
            <text:p>Synkende</text:p>
          </table:table-cell>
          <table:table-cell/>
          <table:table-cell office:value-type="float" office:value="0.0133778" calcext:value-type="float">
            <text:p>0.0133778</text:p>
          </table:table-cell>
          <table:table-cell office:value-type="float" office:value="0.0501772" calcext:value-type="float">
            <text:p>0.0501772</text:p>
          </table:table-cell>
          <table:table-cell table:style-name="ce8" office:value-type="float" office:value="0.0671539" calcext:value-type="float">
            <text:p>0.0671539</text:p>
          </table:table-cell>
          <table:table-cell office:value-type="float" office:value="0.5516114" calcext:value-type="float">
            <text:p>0.5516114</text:p>
          </table:table-cell>
          <table:table-cell table:style-name="ce8" office:value-type="float" office:value="0.4425877" calcext:value-type="float">
            <text:p>0.4425877</text:p>
          </table:table-cell>
          <table:table-cell table:style-name="ce8" office:value-type="float" office:value="0.6174096" calcext:value-type="float">
            <text:p>0.617409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ray S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table:style-name="ce9" office:value-type="float" office:value="0.1113794" calcext:value-type="float">
            <text:p>0.1113794</text:p>
          </table:table-cell>
          <table:table-cell table:style-name="ce9" office:value-type="float" office:value="0.2920047" calcext:value-type="float">
            <text:p>0.2920047</text:p>
          </table:table-cell>
          <table:table-cell table:style-name="ce9" office:value-type="float" office:value="0.6765024" calcext:value-type="float">
            <text:p>0.6765024</text:p>
          </table:table-cell>
          <table:table-cell table:style-name="ce9" office:value-type="float" office:value="1.8344996" calcext:value-type="float">
            <text:p>1.8344996</text:p>
          </table:table-cell>
          <table:table-cell table:style-name="ce9" office:value-type="float" office:value="5.3668425" calcext:value-type="float">
            <text:p>5.3668425</text:p>
          </table:table-cell>
          <table:table-cell table:style-name="ce9" office:value-type="float" office:value="16.9055122" calcext:value-type="float">
            <text:p>16.9055122</text:p>
          </table:table-cell>
        </table:table-row>
        <table:table-row table:style-name="ro1">
          <table:table-cell office:value-type="string" calcext:value-type="string">
            <text:p>Stigende</text:p>
          </table:table-cell>
          <table:table-cell/>
          <table:table-cell table:style-name="ce10" office:value-type="float" office:value="0.0045254" calcext:value-type="float">
            <text:p>0.0045254</text:p>
          </table:table-cell>
          <table:table-cell table:style-name="ce12" office:value-type="float" office:value="0.0164303" calcext:value-type="float">
            <text:p>0.0164303</text:p>
          </table:table-cell>
          <table:table-cell table:style-name="ce12" office:value-type="float" office:value="0.0307938" calcext:value-type="float">
            <text:p>0.0307938</text:p>
          </table:table-cell>
          <table:table-cell table:style-name="ce12" office:value-type="float" office:value="0.2097275" calcext:value-type="float">
            <text:p>0.2097275</text:p>
          </table:table-cell>
          <table:table-cell table:style-name="ce12" office:value-type="float" office:value="0.2986401" calcext:value-type="float">
            <text:p>0.2986401</text:p>
          </table:table-cell>
          <table:table-cell table:style-name="ce12" office:value-type="float" office:value="0.6746797" calcext:value-type="float">
            <text:p>0.6746797</text:p>
          </table:table-cell>
        </table:table-row>
        <table:table-row table:style-name="ro1">
          <table:table-cell table:style-name="ce1" office:value-type="string" calcext:value-type="string">
            <text:p>Synkende</text:p>
          </table:table-cell>
          <table:table-cell table:style-name="ce1"/>
          <table:table-cell table:style-name="ce11" office:value-type="float" office:value="0.0052726" calcext:value-type="float">
            <text:p>0.0052726</text:p>
          </table:table-cell>
          <table:table-cell table:style-name="ce11" office:value-type="float" office:value="0.0242272" calcext:value-type="float">
            <text:p>0.0242272</text:p>
          </table:table-cell>
          <table:table-cell table:style-name="ce1" office:value-type="float" office:value="0.0477389" calcext:value-type="float">
            <text:p>0.0477389</text:p>
          </table:table-cell>
          <table:table-cell table:style-name="ce11" office:value-type="float" office:value="0.3545769" calcext:value-type="float">
            <text:p>0.3545769</text:p>
          </table:table-cell>
          <table:table-cell table:style-name="ce1" office:value-type="float" office:value="0.4769265" calcext:value-type="float">
            <text:p>0.4769265</text:p>
          </table:table-cell>
          <table:table-cell table:style-name="ce1" office:value-type="float" office:value="1.0163921" calcext:value-type="float">
            <text:p>1.01639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01:28.648323606</meta:creation-date>
    <dc:date>2018-11-01T22:30:08.387579984</dc:date>
    <meta:editing-duration>PT2M18S</meta:editing-duration>
    <meta:editing-cycles>1</meta:editing-cycles>
    <meta:document-statistic meta:table-count="1" meta:cell-count="123" meta:object-count="0"/>
    <meta:generator>LibreOffice/5.1.6.2$Linux_x86 LibreOffice_project/10m0$Build-2</meta:generator>
  </office:meta>
</office:document-meta>
</file>